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63dbd" officeooo:paragraph-rsid="00063dbd"/>
    </style:style>
    <style:style style:name="P2" style:family="paragraph" style:parent-style-name="Standard">
      <style:text-properties officeooo:rsid="00063dbd" officeooo:paragraph-rsid="00074853"/>
    </style:style>
    <style:style style:name="P3" style:family="paragraph" style:parent-style-name="Standard">
      <style:text-properties officeooo:paragraph-rsid="00074853"/>
    </style:style>
    <style:style style:name="P4" style:family="paragraph" style:parent-style-name="Standard">
      <style:text-properties officeooo:rsid="00074853" officeooo:paragraph-rsid="00074853"/>
    </style:style>
    <style:style style:name="P5" style:family="paragraph" style:parent-style-name="Standard">
      <style:text-properties officeooo:rsid="0009f8e7" officeooo:paragraph-rsid="0009f8e7"/>
    </style:style>
    <style:style style:name="P6" style:family="paragraph" style:parent-style-name="Standard">
      <style:text-properties officeooo:rsid="000dca67" officeooo:paragraph-rsid="000dca67"/>
    </style:style>
    <style:style style:name="P7" style:family="paragraph" style:parent-style-name="Standard">
      <style:text-properties officeooo:rsid="000dfa21" officeooo:paragraph-rsid="000dfa21"/>
    </style:style>
    <style:style style:name="P8" style:family="paragraph" style:parent-style-name="Standard">
      <style:text-properties officeooo:rsid="000e923d" officeooo:paragraph-rsid="000e923d"/>
    </style:style>
    <style:style style:name="P9" style:family="paragraph" style:parent-style-name="Standard">
      <style:text-properties officeooo:rsid="000aa81b" officeooo:paragraph-rsid="000a7dce"/>
    </style:style>
    <style:style style:name="P10" style:family="paragraph" style:parent-style-name="Standard">
      <style:text-properties officeooo:rsid="000fa980" officeooo:paragraph-rsid="000fa980"/>
    </style:style>
    <style:style style:name="P11" style:family="paragraph" style:parent-style-name="Standard">
      <style:text-properties officeooo:rsid="00139748" officeooo:paragraph-rsid="00139748"/>
    </style:style>
    <style:style style:name="T1" style:family="text">
      <style:text-properties officeooo:rsid="0009f8e7"/>
    </style:style>
    <style:style style:name="T2" style:family="text">
      <style:text-properties officeooo:rsid="000e923d"/>
    </style:style>
    <style:style style:name="T3" style:family="text">
      <style:text-properties officeooo:rsid="000f3374"/>
    </style:style>
    <style:style style:name="T4" style:family="text">
      <style:text-properties officeooo:rsid="0010e65d"/>
    </style:style>
    <style:style style:name="T5" style:family="text">
      <style:text-properties officeooo:rsid="00158c4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st changes have been made except some. The changes which have not been done has been listed with reason:</text:p>
      <text:p text:style-name="P1"/>
      <text:p text:style-name="P1"><text:span text:style-name="T1">1) </text:span>DO NOT USE ADS or ADVERTISEMENT IN THE KEYWORDS WHILE CREATING THE LINKS AND SYSTEM.</text:p>
      <text:p text:style-name="P1"/>
      <text:p text:style-name="P1">EaseAds is the name of the site. Adblocker will find that its ad from here. Furthermore, bypassing adblock is nearly impossible</text:p>
      <text:p text:style-name="P1"/>
      <text:p text:style-name="P1"/>
      <text:p text:style-name="P1"/>
      <text:p text:style-name="P3"><text:span text:style-name="T1">2) </text:span>Create an API that can receive traffic to our system directly from Propeller ads i.e propellerads.com</text:p>
      <text:p text:style-name="P2">You can refer to API in the propellerads dashboard for advertisers. The API will be linked with certain publisher account in our platform and it will seem as if the traffic is from our direct pubisher and the traffic must be counted.</text:p>
      <text:p text:style-name="P2"/>
      <text:p text:style-name="P4">This is outside the scope of what was initially agreed.</text:p>
      <text:p text:style-name="P4"/>
      <text:p text:style-name="P4"/>
      <text:p text:style-name="P5">3) Our system time zone should be in GMT +5:45</text:p>
      <text:p text:style-name="P5">This will be done when moved to the final host</text:p>
      <text:p text:style-name="P4"/>
      <text:p text:style-name="P6">4) Manual Withdrawl method</text:p>
      <text:p text:style-name="P6">The type is retrieved from admin details.</text:p>
      <text:p text:style-name="P4"/>
      <text:p text:style-name="P7">5) Email <text:span text:style-name="T2">Versification</text:span> on signup</text:p>
      <text:p text:style-name="P8">We need access to a domain to a domain and <text:span text:style-name="T3">subscription to </text:span>SMTP to do this.</text:p>
      <text:p text:style-name="P9"/>
      <text:p text:style-name="P10">6) Editing Campaign<text:line-break/>Its already possible. Once a campaign is approved, there is already an option to stop or resume it. <text:span text:style-name="T4">Furthermore, budget can be increased too. Delete option has been added.</text:span></text:p>
      <text:p text:style-name="P10"/>
      <text:p text:style-name="P11">7) Admin Panel <text:span text:style-name="T5">Overhaul</text:span></text:p>
      <text:p text:style-name="P11">It is HTML and will be done by other people in our t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6:11:14.100084985</meta:creation-date>
    <meta:generator>LibreOffice/6.0.7.3$Linux_X86_64 LibreOffice_project/00m0$Build-3</meta:generator>
    <dc:date>2020-04-10T13:03:43.392345199</dc:date>
    <meta:editing-duration>PT5H58M3S</meta:editing-duration>
    <meta:editing-cycles>19</meta:editing-cycles>
    <meta:document-statistic meta:table-count="0" meta:image-count="0" meta:object-count="0" meta:page-count="1" meta:paragraph-count="15" meta:word-count="226" meta:character-count="1248" meta:non-whitespace-character-count="1037"/>
  </office:meta>
</office:document-meta>
</file>